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6.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6.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6.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7.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6.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6.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6.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8.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8.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8.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9.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9.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9.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.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70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9:25:51.7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9:06:05.830000000</meta:creation-date>
    <dc:date>2024-11-21T19:27:00.933000000</dc:date>
    <meta:editing-duration>PT6M59S</meta:editing-duration>
    <meta:editing-cycles>3</meta:editing-cycles>
    <meta:generator>LibreOffice/7.5.5.2$Windows_X86_64 LibreOffice_project/ca8fe7424262805f223b9a2334bc7181abbcbf5e</meta:generator>
    <meta:document-statistic meta:table-count="1" meta:cell-count="51" meta:object-count="0"/>
  </office:meta>
</office:document-meta>
</file>